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talks about native prototypes and SDK. They tell us that we must try the products in real world. Ask for feedback, in order to improve our product. Our product must be in a life cycle so that we can impr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0:01:18.590617673</meta:creation-date>
    <dc:date>2019-09-25T20:01:52.891305694</dc:date>
    <meta:editing-duration>PT35S</meta:editing-duration>
    <meta:editing-cycles>1</meta:editing-cycles>
    <meta:document-statistic meta:table-count="0" meta:image-count="0" meta:object-count="0" meta:page-count="1" meta:paragraph-count="1" meta:word-count="41" meta:character-count="210" meta:non-whitespace-character-count="170"/>
    <meta:generator>LibreOffice/6.0.7.3$Linux_X86_64 LibreOffice_project/00m0$Build-3</meta:generator>
  </office:meta>
</office:document-meta>
</file>